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officeooo:rsid="000f5f97" officeooo:paragraph-rsid="000d0a47"/>
    </style:style>
    <style:style style:name="P2" style:family="paragraph" style:parent-style-name="Standard">
      <style:text-properties officeooo:rsid="000d0a47" officeooo:paragraph-rsid="000d0a47"/>
    </style:style>
    <style:style style:name="P3" style:family="paragraph" style:parent-style-name="Heading_20_1">
      <style:text-properties officeooo:rsid="000d0a47" officeooo:paragraph-rsid="000d0a47"/>
    </style:style>
    <style:style style:name="P4" style:family="paragraph" style:parent-style-name="Text_20_body" style:list-style-name="L1">
      <style:text-properties officeooo:rsid="0010dd95" officeooo:paragraph-rsid="0010dd9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217e4" style:font-style-asian="normal" style:font-style-complex="normal"/>
    </style:style>
    <style:style style:name="T4" style:family="text">
      <style:text-properties fo:font-style="normal" officeooo:rsid="00130cff" style:font-style-asian="normal" style:font-style-complex="normal"/>
    </style:style>
    <style:style style:name="T5" style:family="text">
      <style:text-properties officeooo:rsid="001091e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5"/></text:p>
      <text:p text:style-name="P1">Ex_<text:span text:style-name="T5">theatre_2</text:span></text:p>
      <text:p text:style-name="P2"/>
      <text:h text:style-name="P3" text:outline-level="1">Instructions</text:h>
      <text:list xml:id="list4225013954145256809" text:style-name="L1">
        <text:list-item>
          <text:p text:style-name="P4">Encodez la préface (<text:span text:style-name="T1">Virgile, au troisième livre de l’Énéide</text:span><text:span text:style-name="T2">). Pensez à encoder les vers et la prose de manière apporpriée.</text:span></text:p>
        </text:list-item>
        <text:list-item>
          <text:p text:style-name="P4"><text:span text:style-name="T2">Encodez la distribution. Pensez à ajouter des identifiants, et à relier les noms mentionnés dans la préface avec </text:span><text:span text:style-name="T3">ceux mentionnés dans</text:span><text:span text:style-name="T2"> la </text:span><text:span text:style-name="T4">liste des personnages de la pièce</text:span><text:span text:style-name="T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1:01:33.618450000</meta:creation-date>
    <dc:date>2018-02-11T13:35:38.194598000</dc:date>
    <meta:editing-duration>PT14M49S</meta:editing-duration>
    <meta:editing-cycles>8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5" meta:word-count="53" meta:character-count="337" meta:non-whitespace-character-count="276"/>
  </office:meta>
</office:document-meta>
</file>